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I Design Action Tracker</text:p>
      <text:p text:style-name="Standard"/>
      <text:p text:style-name="P1">Tracker Review/Update Date: <text:span text:style-name="T5">20/03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UI Design</text:span></text:p>
      <text:p text:style-name="P1"><text:span text:style-name="T5"><text:tab/></text:span>Meeting Date<text:span text:style-name="T5"><text:tab/> </text:span>:<text:span text:style-name="T5"> 03/20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7924953921" text:style-name="L1">
              <text:list-header>
                <text:p text:style-name="P6">ScreenDesign – Organization &amp; Group User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4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878969606" text:continue-numbering="true" text:style-name="L1">
              <text:list-header>
                <text:p text:style-name="P6">Alert UI Design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4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887512458" text:continue-numbering="true" text:style-name="L1">
              <text:list-header>
                <text:p text:style-name="P6">Sales Module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4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364674540" text:continue-numbering="true" text:style-name="L1">
              <text:list-header>
                <text:p text:style-name="P6">Repor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1/04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1:53</dc:date>
    <dc:creator>jaipal </dc:creator>
    <meta:editing-duration>PT1H56M54S</meta:editing-duration>
    <meta:editing-cycles>117</meta:editing-cycles>
    <meta:document-statistic meta:table-count="1" meta:image-count="1" meta:object-count="0" meta:page-count="1" meta:paragraph-count="33" meta:word-count="81" meta:character-count="502" meta:non-whitespace-character-count="436"/>
  </office:meta>
</office:document-meta>
</file>